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5cm"/>
    </style:style>
    <style:style style:name="co3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3.653cm"/>
    </style:style>
    <style:style style:name="co6" style:family="table-column">
      <style:table-column-properties fo:break-before="auto" style:column-width="3.1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微软雅黑" style:font-name-complex="Mangal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tu,mba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-stu-a tu-mbat-a</text:p>
          </table:table-cell>
          <table:table-cell office:value-type="string">
            <text:p>tu-stu-a-mbat-a</text:p>
          </table:table-cell>
          <table:table-cell office:value-type="string">
            <text:p>tu-stu-tu-mbat-a</text:p>
          </table:table-cell>
          <table:table-cell office:value-type="string">
            <text:p>tu-stu-mbat-a</text:p>
          </table:table-cell>
        </table:table-row>
        <table:table-row table:style-name="ro1">
          <table:table-cell/>
          <table:table-cell office:value-type="string">
            <text:p>tɤ-stu-ndʑi tɤ-mbat-ndʑi</text:p>
          </table:table-cell>
          <table:table-cell office:value-type="string">
            <text:p>tɤ-stu-ndʑi-mbat-ndʑi</text:p>
          </table:table-cell>
          <table:table-cell office:value-type="string">
            <text:p>tɤ-stu-tɤ-mbat-ndʑi</text:p>
          </table:table-cell>
          <table:table-cell office:value-type="string">
            <text:p>tɤ-stu-mbat-ndʑi</text:p>
          </table:table-cell>
        </table:table-row>
        <table:table-row table:style-name="ro1">
          <table:table-cell/>
          <table:table-cell office:value-type="string">
            <text:p><text:s/>a-tɤ-tɯ-stu-ndʑi a-tɤ-tɯ-mbat-ndʑi</text:p>
          </table:table-cell>
          <table:table-cell office:value-type="string">
            <text:p><text:s/>a-tɤ-tɯ-stu-ndʑi-mbat-ndʑi</text:p>
          </table:table-cell>
          <table:table-cell office:value-type="string">
            <text:p><text:s/>a-tɤ-tɯ-stu-a-tɤ-tɯ-mbat-ndʑi</text:p>
          </table:table-cell>
          <table:table-cell office:value-type="string">
            <text:p><text:s/>a-tɤ-tɯ-stu-mbat-ndʑ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,cɯɣ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ɲɯ-mu ɲɯ-cɯɣ</text:p>
          </table:table-cell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u-mu-a ku-cɯɣ-a</text:p>
          </table:table-cell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χɕu,rnaʁ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ɯ-tɯ-χɕu-ndʑi pɯ-tɯ-rnaʁ-ndʑi</text:p>
          </table:table-cell>
          <table:table-cell office:value-type="string">
            <text:p>x</text:p>
          </table:table-cell>
          <table:table-cell office:value-type="string">
            <text:p>pɯ-tɯ-χɕu-pɯ-tɯ-rnaʁ-ndʑi</text:p>
          </table:table-cell>
          <table:table-cell office:value-type="string">
            <text:p>x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,rka m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ɤ-tɯ-spa-ndʑi mɤ-tɯ-rka-ndʑi me</text:p>
          </table:table-cell>
          <table:table-cell table:number-columns-repeated="2" office:value-type="string">
            <text:p>x</text:p>
          </table:table-cell>
          <table:table-cell office:value-type="string">
            <text:p>mɤ-tɯ-spa-rka-ndʑi me</text:p>
          </table:table-cell>
        </table:table-row>
        <table:table-row table:style-name="ro1">
          <table:table-cell/>
          <table:table-cell office:value-type="string">
            <text:p>mɤ-tɯ-spe mɤ-tɯ-rke me</text:p>
          </table:table-cell>
          <table:table-cell table:number-columns-repeated="2" office:value-type="string">
            <text:p>x</text:p>
          </table:table-cell>
          <table:table-cell office:value-type="string">
            <text:p>mɤ-tɯ-spe-rke me</text:p>
          </table:table-cell>
        </table:table-row>
        <table:table-row table:style-name="ro1">
          <table:table-cell/>
          <table:table-cell table:style-name="ce1" office:value-type="string">
            <text:p>mɯ-tɤ-tɯ-spa-t mɯ-tɤ-tɯ-rka-t me</text:p>
          </table:table-cell>
          <table:table-cell table:number-columns-repeated="2" office:value-type="string">
            <text:p>x</text:p>
          </table:table-cell>
          <table:table-cell table:style-name="ce1" office:value-type="string">
            <text:p>mɯ-tɤ-tɯ-spa-rka-t me</text:p>
          </table:table-cell>
        </table:table-row>
        <table:table-row table:style-name="ro1">
          <table:table-cell table:number-columns-repeated="4"/>
          <table:table-cell office:value-type="string">
            <text:p>mɯ-tu-tɯ-spe-rke pɯ-tu ŋu thaŋ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tshɤβ,rlu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>
            <text:p>x</text:p>
          </table:table-cell>
          <table:table-cell office:value-type="string">
            <text:p>ma-tɯ-ntshɤβ-ma-tɯ-rlu-ndʑi ʑo</text:p>
          </table:table-cell>
          <table:table-cell office:value-type="string">
            <text:p>ma-tɯ-ntshɤβ-rlu-ndʑi</text:p>
          </table:table-cell>
        </table:table-row>
        <table:table-row table:style-name="ro1">
          <table:table-cell/>
          <table:table-cell table:number-columns-repeated="2" office:value-type="string">
            <text:p>x</text:p>
          </table:table-cell>
          <table:table-cell office:value-type="string">
            <text:p>mɤ-ntshɤβ-mɤ-rlu-j ʑo</text:p>
          </table:table-cell>
          <table:table-cell office:value-type="string">
            <text:p>mɤ-ntshɤβ-rlu-j</text:p>
          </table:table-cell>
        </table:table-row>
        <table:table-row table:style-name="ro1">
          <table:table-cell/>
          <table:table-cell table:number-columns-repeated="2" office:value-type="string">
            <text:p>x</text:p>
          </table:table-cell>
          <table:table-cell office:value-type="string">
            <text:p>pɯ-ntshɤβ-pɯ-rlu-a ʑo</text:p>
          </table:table-cell>
          <table:table-cell office:value-type="string">
            <text:p>pɯ-ntshɤβrlu-a ʑ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se,raŋ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ɯ-fse-a pɯ-raŋ-a</text:p>
          </table:table-cell>
          <table:table-cell table:number-columns-repeated="3" office:value-type="string">
            <text:p>x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ɯ,jɤβ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ɯ-khrɯ kɯ-jɤβ</text:p>
          </table:table-cell>
          <table:table-cell table:number-columns-repeated="2" office:value-type="string">
            <text:p>x</text:p>
          </table:table-cell>
          <table:table-cell office:value-type="string">
            <text:p>kɯ-khrɯ-jɤβ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ɯɣ,sŋɤl</text:p>
          </table:table-cell>
          <table:table-cell office:value-type="string">
            <text:p>辛苦劳累</text:p>
          </table:table-cell>
          <table:table-cell office:value-type="string">
            <text:p>nɯzdɯsŋɤl</text:p>
          </table:table-cell>
          <table:table-cell/>
        </table:table-row>
        <table:table-row table:style-name="ro1">
          <table:table-cell/>
          <table:table-cell office:value-type="string">
            <text:p>kɯ-zdɯɣ kɯ-sŋɤl ʑo ku-rɤʑi ŋu</text:p>
          </table:table-cell>
          <table:table-cell table:number-columns-repeated="2" office:value-type="string">
            <text:p>x</text:p>
          </table:table-cell>
          <table:table-cell office:value-type="string">
            <text:p>kɯ-zdɯɣ-sŋɤl ʑo</text:p>
          </table:table-cell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string">
            <text:p>ɲɯ-tɯ-zdɯɣ-sŋɤl-ndʑ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ga,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ɯ-rga kɯ-le ʑo jɤ-azɣɯt-ndʑi</text:p>
          </table:table-cell>
          <table:table-cell office:value-type="string">
            <text:p>x</text:p>
          </table:table-cell>
          <table:table-cell office:value-type="string">
            <text:p>x ɲɯ-rga ɲɯ-le-ndʑi xx (kɤ-ti me)</text:p>
          </table:table-cell>
          <table:table-cell office:value-type="string">
            <text:p>ɲɯ-ɤrgɤle ʑo jɤ-azɣɯt-ndʑi</text:p>
          </table:table-cell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string">
            <text:p>ɲɯ-tɯ-ɤrgɤle-ndʑ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ga,χ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ɯ-rga kɯ-χ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ɲɯ-rga ɲɯ-χi</text:p>
          </table:table-cell>
          <table:table-cell office:value-type="string">
            <text:p>x</text:p>
          </table:table-cell>
          <table:table-cell office:value-type="string">
            <text:p>ɲɯ-rga ɲɯ-χi-ndʑi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SUM([.A1:.A42])" office:value-type="float" office:value="10">
            <text:p>10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7/08/2016</text:date>, <text:time>12:5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7-12T11:39:54.62</meta:creation-date>
    <dc:date>2016-08-07T12:50:00.06</dc:date>
    <dc:creator>Guillaume Jacques</dc:creator>
    <meta:editing-duration>PT36M20S</meta:editing-duration>
    <meta:editing-cycles>33</meta:editing-cycles>
    <meta:generator>OpenOffice/4.0.1$Win32 OpenOffice.org_project/401m5$Build-9714</meta:generator>
    <meta:document-statistic meta:table-count="3" meta:cell-count="97" meta:object-count="0"/>
  </office:meta>
</office:document-meta>
</file>